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Richard Adleta</text:p>
      <text:h text:style-name="Heading_20_1" text:outline-level="1"><text:bookmark-start text:name="richard-adleta---senior-software-developer--solution-architect"/>Richard Adleta - Senior Software Developer &amp; Solution Architect<text:bookmark-end text:name="richard-adleta---senior-software-developer--solution-architect"/></text:h>
      <text:h text:style-name="Heading_20_2" text:outline-level="2"><text:bookmark-start text:name="professional-summary"/>Professional Summary<text:bookmark-end text:name="professional-summary"/></text:h>
      <text:p text:style-name="First_20_paragraph">Senior software architect and full-stack engineer with 20+ years of shipping production code and scaling cloud-native, data-intensive, and AI-powered products. Known for translating fuzzy requirements into clean, testable code, championing automation, performance, and observability.</text:p>
      <text:h text:style-name="Heading_20_2" text:outline-level="2"><text:bookmark-start text:name="experience"/>Experience<text:bookmark-end text:name="experience"/></text:h>
      <text:h text:style-name="Heading_20_3" text:outline-level="3"><text:bookmark-start text:name="nexxt-may-2011---present"/>Nexxt (May 2011 - Present)<text:bookmark-end text:name="nexxt-may-2011---present"/></text:h>
      <text:list text:style-name="L1">
        <text:list-item>
          <text:p text:style-name="P1"><text:span text:style-name="T1">Lead Architect</text:span> (Oct 2023 - Present) - Architected and developed scalable AI-driven solutions and integrations.</text:p>
        </text:list-item>
        <text:list-item>
          <text:p text:style-name="P1"><text:span text:style-name="T1">Lead Architect</text:span> (Jan 2018 - Sep 2021) - Directed architectural efforts for large-scale web applications.</text:p>
        </text:list-item>
        <text:list-item>
          <text:p text:style-name="P1"><text:span text:style-name="T1">Solutions Architect</text:span> (May 2011 - Jan 2018) - Modernized web applications and implemented CI/CD pipelines.</text:p>
        </text:list-item>
      </text:list>
      <text:p text:style-name="First_20_paragraph"><text:span text:style-name="T1">Skills:</text:span> .NET, ASP.NET MVC, AWS, Angular, AngularJS, C#, CI/CD Pipelines, Classic ASP, Data Validation, Elasticsearch, Event-Driven Architecture, Git, Jenkins, OpenAI GPT, RESTful APIs, Redis, SQL Server, T-SQL, TypeScript</text:p>
      <text:h text:style-name="Heading_20_3" text:outline-level="3"><text:bookmark-start text:name="all-kids-network-may-2014---present"/>All Kids Network (May 2014 - Present)<text:bookmark-end text:name="all-kids-network-may-2014---present"/></text:h>
      <text:list text:style-name="L2">
        <text:list-item>
          <text:p text:style-name="P2"><text:span text:style-name="T1">Partner &amp; Principal Engineer</text:span> (May 2014 - Present) - Co-owned business and led end-to-end development of a high-traffic educational platform.</text:p>
        </text:list-item>
      </text:list>
      <text:p text:style-name="First_20_paragraph"><text:span text:style-name="T1">Skills:</text:span> .NET, ALB, ASP.NET, AWS, C#, CloudFormation, CloudFront, CloudWatch, DynamoDB, Elastic Beanstalk, Git, Lambda, MySQL, OpenSearch, React, Redis, Route 53, S3, SES, Tailwind CSS, TypeScript, WAF</text:p>
      <text:h text:style-name="Heading_20_3" text:outline-level="3"><text:bookmark-start text:name="splinterlands-sep-2021---sep-2023"/>Splinterlands (Sep 2021 - Sep 2023)<text:bookmark-end text:name="splinterlands-sep-2021---sep-2023"/></text:h>
      <text:list text:style-name="L3">
        <text:list-item>
          <text:p text:style-name="P3"><text:span text:style-name="T1">Head of Product / Solutions Developer</text:span> (Dec 2022 - Sep 2023) - Developed and deployed projects for the Splinterlands collectible card game.</text:p>
        </text:list-item>
        <text:list-item>
          <text:p text:style-name="P3"><text:span text:style-name="T1">Chief Technology Officer</text:span> (Dec 2021 - Dec 2022) - Helped grow the organization and launch simultaneous products.</text:p>
        </text:list-item>
        <text:list-item>
          <text:p text:style-name="P3"><text:span text:style-name="T1">Vice President Of Engineering</text:span> (Sep 2021 - Dec 2021) - Stabilized the company’s main product and grew the engineering team.</text:p>
        </text:list-item>
      </text:list>
      <text:p text:style-name="First_20_paragraph"><text:span text:style-name="T1">Skills:</text:span> AWS, Blockchain Technology, Cryptocurrency, Decentralized Applications (dApps), DynamoDB, EC2, Game Development, Git, HIVE Engine Blockchain, JavaScript, NFTs, PostgreSQL, React, Redis, Smart Contracts, TypeScript, WAF, Web Development, Web3</text:p>
      <text:h text:style-name="Heading_20_3" text:outline-level="3"><text:bookmark-start text:name="previous-experience"/>Previous Experience<text:bookmark-end text:name="previous-experience"/></text:h>
      <text:list text:style-name="L4">
        <text:list-item>
          <text:p text:style-name="P4"><text:span text:style-name="T1">Project Management Institute</text:span>: 2 positions (2008 - 2011)</text:p>
        </text:list-item>
        <text:list-item>
          <text:p text:style-name="P4"><text:span text:style-name="T1">ATK Elkton</text:span>: Sr. .NET Developer (2008 - 2008)</text:p>
        </text:list-item>
        <text:list-item>
          <text:p text:style-name="P4"><text:span text:style-name="T1">Chatham Financial</text:span>: 4 positions (2004 - 2008)</text:p>
        </text:list-item>
      </text:list>
      <text:p text:style-name="First_20_paragraph"><text:span text:style-name="T1">Additional Experience:</text:span> Positions at 7 more companies dating back to 1993 are available upon request.</text:p>
      <text:h text:style-name="Heading_20_2" text:outline-level="2"><text:bookmark-start text:name="education"/>Education<text:bookmark-end text:name="education"/></text:h>
      <text:p text:style-name="First_20_paragraph"><text:span text:style-name="T1">MBA Coursework</text:span> in e-Business and Organizational Change, Regent University (2000 - 2001)</text:p>
      <text:p text:style-name="Text_20_body"><text:span text:style-name="T1">Bachelor of Science</text:span> in Business Administration, Oral Roberts University (1997 - 2002)</text:p>
      <text:h text:style-name="Heading_20_2" text:outline-level="2"><text:bookmark-start text:name="certifications"/>Certifications<text:bookmark-end text:name="certifications"/></text:h>
      <text:list text:style-name="L5">
        <text:list-item>
          <text:p text:style-name="P5">Dale Carnegie Course (2005-06)</text:p>
        </text:list-item>
      </text:list>
      <text:h text:style-name="Heading_20_2" text:outline-level="2"><text:bookmark-start text:name="additional-information"/>Additional Information<text:bookmark-end text:name="additional-information"/></text:h>
      <text:p text:style-name="First_20_paragraph">Full, annotated resume available upon request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4</meta:generator>
    <dc:title>Richard Adleta</dc:title>
    <dc:description/>
    <dc:subject/>
    <meta:keyword/>
    <meta:initial-creator/>
    <dc:creator/>
    <meta:creation-date>2025-04-23T00:45:40Z</meta:creation-date>
    <dc:date>2025-04-23T00:45:40Z</dc:date>
  </office:meta>
</office:document-meta>
</file>